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300000002440C1F6E76AA9C1A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vertical-align="middle" draw:auto-grow-height="false" fo:min-height="9.529cm" fo:min-width="0.89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31cm" fo:min-width="0cm"/>
    </style:style>
    <style:style style:name="gr6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671cm" fo:min-width="5.596cm"/>
    </style:style>
    <style:style style:name="gr7" style:family="graphic" style:parent-style-name="standard">
      <style:graphic-properties draw:stroke="none" svg:stroke-color="#000000" draw:fill="none" draw:fill-color="#ffffff" fo:min-height="2.163cm"/>
    </style:style>
    <style:style style:name="gr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544cm" fo:min-width="2.802cm"/>
    </style:style>
    <style:style style:name="gr9" style:family="graphic" style:parent-style-name="standard">
      <style:graphic-properties draw:stroke="none" svg:stroke-color="#000000" draw:fill="none" draw:fill-color="#ffffff" fo:min-height="2.134cm"/>
    </style:style>
    <style:style style:name="gr10" style:family="graphic" style:parent-style-name="standard">
      <style:graphic-properties svg:stroke-color="#000000" draw:fill="solid" draw:fill-color="#fffbcc" draw:textarea-horizontal-align="justify" draw:textarea-vertical-align="middle" draw:auto-grow-height="false" fo:min-height="1.528cm" fo:min-width="1.532cm"/>
    </style:style>
    <style:style style:name="gr11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gr13" style:family="graphic" style:parent-style-name="standard">
      <style:graphic-properties draw:fill="solid" draw:fill-color="#faa61a" draw:textarea-horizontal-align="justify" draw:textarea-vertical-align="middle" draw:auto-grow-height="false" fo:min-height="0.512cm" fo:min-width="0.262cm"/>
    </style:style>
    <style:style style:name="gr14" style:family="graphic" style:parent-style-name="standard">
      <style:graphic-properties svg:stroke-color="#000000" draw:fill="solid" draw:fill-color="#fffbcc" draw:textarea-horizontal-align="justify" draw:textarea-vertical-align="middle" draw:auto-grow-height="false" fo:min-height="1.528cm" fo:min-width="1.913cm"/>
    </style:style>
    <style:style style:name="gr15" style:family="graphic" style:parent-style-name="standard">
      <style:graphic-properties svg:stroke-color="#000000" draw:fill="solid" draw:fill-color="#ffe5ca" draw:textarea-horizontal-align="justify" draw:textarea-vertical-align="middle" draw:auto-grow-height="false" fo:min-height="1.008cm" fo:min-width="2.643cm"/>
    </style:style>
    <style:style style:name="gr16" style:family="graphic" style:parent-style-name="standard">
      <style:graphic-properties draw:stroke="none" svg:stroke-color="#000000" draw:fill="none" draw:fill-color="#ffffff" fo:min-height="0.766cm"/>
    </style:style>
    <style:style style:name="gr1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21cm" fo:min-width="0cm"/>
    </style:style>
    <style:style style:name="gr18" style:family="graphic" style:parent-style-name="standard">
      <style:graphic-properties draw:fill="solid" draw:fill-color="#bee3d3" draw:textarea-horizontal-align="justify" draw:textarea-vertical-align="middle" draw:auto-grow-height="false" fo:min-height="0.512cm" fo:min-width="0.262cm"/>
    </style:style>
    <style:style style:name="gr19" style:family="graphic" style:parent-style-name="objectwithoutfill">
      <style:graphic-properties draw:marker-end="Arrow" draw:marker-end-width="0.3cm" draw:fill="none" draw:fill-color="#bee3d3" draw:textarea-vertical-align="middle"/>
    </style:style>
    <style:style style:name="gr20" style:family="graphic" style:parent-style-name="standard">
      <style:graphic-properties draw:fill="solid" draw:fill-color="#111111" draw:textarea-horizontal-align="justify" draw:textarea-vertical-align="middle" draw:auto-grow-height="false" fo:min-height="1.195cm" fo:min-width="0.136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solid" draw:fill-color="#fffbcc"/>
      <style:paragraph-properties fo:text-align="center"/>
    </style:style>
    <style:style style:name="P7" style:family="paragraph">
      <loext:graphic-properties draw:fill="solid" draw:fill-color="#faa61a"/>
      <style:paragraph-properties fo:text-align="center"/>
    </style:style>
    <style:style style:name="P8" style:family="paragraph">
      <loext:graphic-properties draw:fill="solid" draw:fill-color="#ffe5ca"/>
      <style:paragraph-properties fo:text-align="center"/>
    </style:style>
    <style:style style:name="P9" style:family="paragraph">
      <loext:graphic-properties draw:fill="solid" draw:fill-color="#bee3d3"/>
      <style:paragraph-properties fo:text-align="center"/>
    </style:style>
    <style:style style:name="P10" style:family="paragraph">
      <loext:graphic-properties draw:fill="none" draw:fill-color="#bee3d3"/>
      <style:paragraph-properties fo:text-align="center"/>
    </style:style>
    <style:style style:name="P11" style:family="paragraph">
      <loext:graphic-properties draw:fill="solid" draw:fill-color="#11111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9.779cm" draw:transform="rotate (-1.5707963267949) translate (17.509cm 9.674cm)">
          <text:p/>
          <draw:enhanced-geometry svg:viewBox="0 0 21600 21600" draw:glue-points="21600 0 0 10800 21600 21600" draw:text-areas="13800 ?f9 21600 ?f10" draw:mirror-horizontal="tru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2.2cm" svg:height="1.651cm" svg:x="7.124cm" svg:y="12.703cm">
          <draw:image xlink:href="Pictures/10000201000000300000002440C1F6E76AA9C1A9.png" xlink:type="simple" xlink:show="embed" xlink:actuate="onLoad">
            <text:p/>
          </draw:image>
        </draw:frame>
        <draw:frame draw:style-name="gr2" draw:text-style-name="P2" draw:layer="layout" svg:width="2.2cm" svg:height="1.651cm" svg:x="11.627cm" svg:y="12.711cm">
          <draw:image xlink:href="Pictures/10000201000000300000002440C1F6E76AA9C1A9.png" xlink:type="simple" xlink:show="embed" xlink:actuate="onLoad">
            <text:p/>
          </draw:image>
        </draw:frame>
        <draw:frame draw:style-name="gr2" draw:text-style-name="P2" draw:layer="layout" svg:width="2.2cm" svg:height="1.651cm" svg:x="14.188cm" svg:y="12.73cm">
          <draw:image xlink:href="Pictures/10000201000000300000002440C1F6E76AA9C1A9.png" xlink:type="simple" xlink:show="embed" xlink:actuate="onLoad">
            <text:p/>
          </draw:image>
        </draw:frame>
        <draw:g>
          <draw:frame draw:style-name="gr3" draw:text-style-name="P3" draw:layer="layout" svg:width="5.715cm" svg:height="1.143cm" svg:x="9.705cm" svg:y="10.906cm">
            <draw:text-box>
              <text:p>code repository</text:p>
            </draw:text-box>
          </draw:frame>
          <draw:frame draw:style-name="gr4" draw:text-style-name="P3" draw:layer="layout" svg:width="3.683cm" svg:height="0.962cm" svg:x="9.705cm" svg:y="11.541cm">
            <draw:text-box>
              <text:p>directories</text:p>
            </draw:text-box>
          </draw:frame>
        </draw:g>
        <draw:frame draw:style-name="gr2" draw:text-style-name="P2" draw:layer="layout" svg:width="2.2cm" svg:height="1.651cm" svg:x="2.051cm" svg:y="8.968cm">
          <draw:image xlink:href="Pictures/10000201000000300000002440C1F6E76AA9C1A9.png" xlink:type="simple" xlink:show="embed" xlink:actuate="onLoad">
            <text:p/>
          </draw:image>
        </draw:frame>
        <draw:g>
          <draw:frame draw:style-name="gr3" draw:text-style-name="P3" draw:layer="layout" svg:width="5.715cm" svg:height="1.143cm" svg:x="1.035cm" svg:y="10.873cm">
            <draw:text-box>
              <text:p>main certificate</text:p>
            </draw:text-box>
          </draw:frame>
          <draw:frame draw:style-name="gr3" draw:text-style-name="P3" draw:layer="layout" svg:width="3.683cm" svg:height="1.143cm" svg:x="1.035cm" svg:y="11.508cm">
            <draw:text-box>
              <text:p>directory</text:p>
            </draw:text-box>
          </draw:frame>
        </draw:g>
        <draw:g>
          <draw:custom-shape draw:style-name="gr5" draw:text-style-name="P4" draw:layer="layout" svg:width="0.381cm" svg:height="0.381cm" svg:x="16.725cm" svg:y="13.46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5" draw:text-style-name="P4" draw:layer="layout" svg:width="0.381cm" svg:height="0.381cm" svg:x="16.725cm" svg:y="13.46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5" draw:text-style-name="P4" draw:layer="layout" svg:width="0.381cm" svg:height="0.381cm" svg:x="17.325cm" svg:y="13.46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5" draw:text-style-name="P4" draw:layer="layout" svg:width="0.381cm" svg:height="0.381cm" svg:x="17.925cm" svg:y="13.46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3" draw:text-style-name="P3" draw:layer="layout" svg:width="5.715cm" svg:height="1.143cm" svg:x="10.525cm" svg:y="6.969cm">
          <draw:text-box>
            <text:p>target directory</text:p>
          </draw:text-box>
        </draw:frame>
        <draw:g>
          <draw:custom-shape draw:style-name="gr6" draw:text-style-name="P5" draw:layer="layout" svg:width="6.096cm" svg:height="2.921cm" svg:x="9.128cm" svg:y="25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3" draw:layer="layout" svg:width="6.096cm" svg:height="2.413cm" svg:x="9.382cm" svg:y="25.638cm">
            <draw:text-box>
              <text:p>An application that needs to maintain digital certificates</text:p>
            </draw:text-box>
          </draw:frame>
        </draw:g>
        <draw:g>
          <draw:custom-shape draw:style-name="gr8" draw:text-style-name="P5" draw:layer="layout" svg:width="3.302cm" svg:height="2.794cm" svg:x="11.16cm" svg:y="1.88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3.937cm" svg:height="2.384cm" svg:x="11.16cm" svg:y="2.143cm">
            <draw:text-box>
              <text:p>Digital Certificate Scanner</text:p>
            </draw:text-box>
          </draw:frame>
        </draw:g>
        <draw:custom-shape draw:style-name="gr10" draw:text-style-name="P6" draw:layer="layout" svg:width="2.032cm" svg:height="1.778cm" svg:x="1.942cm" svg:y="13.7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62cm" svg:height="0.762cm" svg:x="2.556cm" svg:y="14.26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" draw:text-style-name="P3" draw:layer="layout" svg:width="2.921cm" svg:height="1.143cm" svg:x="1.67cm" svg:y="12.938cm">
          <draw:text-box>
            <text:p>file1.crt</text:p>
          </draw:text-box>
        </draw:frame>
        <draw:frame draw:style-name="gr12" draw:text-style-name="P3" draw:layer="layout" svg:width="5.334cm" svg:height="1.27cm" svg:x="15.16cm" svg:y="14.78cm">
          <draw:text-box>
            <text:p>config_file1.yml</text:p>
          </draw:text-box>
        </draw:frame>
        <draw:custom-shape draw:style-name="gr10" draw:text-style-name="P6" draw:layer="layout" svg:width="2.032cm" svg:height="1.778cm" svg:x="1.943cm" svg:y="16.74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762cm" svg:height="0.762cm" svg:x="2.557cm" svg:y="17.26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" draw:text-style-name="P3" draw:layer="layout" svg:width="2.921cm" svg:height="1.143cm" svg:x="1.671cm" svg:y="15.939cm">
          <draw:text-box>
            <text:p>file2.crt</text:p>
          </draw:text-box>
        </draw:frame>
        <draw:custom-shape draw:style-name="gr10" draw:text-style-name="P6" draw:layer="layout" svg:width="2.032cm" svg:height="1.778cm" svg:x="7.222cm" svg:y="15.7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762cm" svg:height="0.762cm" svg:x="7.836cm" svg:y="16.22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" draw:text-style-name="P3" draw:layer="layout" svg:width="2.921cm" svg:height="1.143cm" svg:x="6.95cm" svg:y="14.897cm">
          <draw:text-box>
            <text:p>file2.crt</text:p>
          </draw:text-box>
        </draw:frame>
        <draw:g>
          <draw:custom-shape draw:style-name="gr14" draw:text-style-name="P6" draw:layer="layout" svg:width="2.413cm" svg:height="1.778cm" svg:x="15.541cm" svg:y="15.79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0.762cm" svg:height="0.762cm" svg:x="16.811cm" svg:y="16.30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1" draw:text-style-name="P2" draw:layer="layout" svg:width="0.762cm" svg:height="0.762cm" svg:x="15.795cm" svg:y="16.30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0" draw:text-style-name="P6" draw:layer="layout" svg:width="2.032cm" svg:height="1.778cm" svg:x="14.226cm" svg:y="18.90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0.762cm" svg:height="0.762cm" svg:x="14.84cm" svg:y="19.42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3" draw:text-style-name="P3" draw:layer="layout" svg:width="2.921cm" svg:height="1.143cm" svg:x="13.954cm" svg:y="18.1cm">
            <draw:text-box>
              <text:p>fxyz.crt</text:p>
            </draw:text-box>
          </draw:frame>
        </draw:g>
        <draw:frame draw:style-name="gr2" draw:text-style-name="P2" draw:layer="layout" svg:width="2.2cm" svg:height="1.651cm" svg:x="9.255cm" svg:y="12.811cm">
          <draw:image xlink:href="Pictures/10000201000000300000002440C1F6E76AA9C1A9.png" xlink:type="simple" xlink:show="embed" xlink:actuate="onLoad">
            <text:p/>
          </draw:image>
        </draw:frame>
        <draw:custom-shape draw:style-name="gr10" draw:text-style-name="P6" draw:layer="layout" svg:width="2.032cm" svg:height="1.778cm" svg:x="1.88cm" svg:y="19.8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762cm" svg:height="0.762cm" svg:x="2.494cm" svg:y="20.33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" draw:text-style-name="P3" draw:layer="layout" svg:width="2.921cm" svg:height="1.143cm" svg:x="1.608cm" svg:y="19.005cm">
          <draw:text-box>
            <text:p>file3.crt</text:p>
          </draw:text-box>
        </draw:frame>
        <draw:custom-shape draw:style-name="gr10" draw:text-style-name="P6" draw:layer="layout" svg:width="2.032cm" svg:height="1.778cm" svg:x="11.686cm" svg:y="15.3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62cm" svg:height="0.762cm" svg:x="12.3cm" svg:y="15.91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" draw:text-style-name="P3" draw:layer="layout" svg:width="2.921cm" svg:height="1.143cm" svg:x="11.414cm" svg:y="14.589cm">
          <draw:text-box>
            <text:p>file1.crt</text:p>
          </draw:text-box>
        </draw:frame>
        <draw:frame draw:style-name="gr12" draw:text-style-name="P3" draw:layer="layout" svg:width="5.334cm" svg:height="1.27cm" svg:x="8.874cm" svg:y="17.256cm">
          <draw:text-box>
            <text:p>config_file2.yml</text:p>
          </draw:text-box>
        </draw:frame>
        <draw:g>
          <draw:custom-shape draw:style-name="gr14" draw:text-style-name="P6" draw:layer="layout" svg:width="2.413cm" svg:height="1.778cm" svg:x="9.255cm" svg:y="18.27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0.762cm" svg:height="0.762cm" svg:x="10.525cm" svg:y="18.7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1" draw:text-style-name="P2" draw:layer="layout" svg:width="0.762cm" svg:height="0.762cm" svg:x="9.509cm" svg:y="18.7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15" draw:text-style-name="P8" draw:layer="layout" svg:width="4.445cm" svg:height="1.778cm" svg:x="5.445cm" svg:y="20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3" draw:text-style-name="P3" draw:layer="layout" svg:width="3.048cm" svg:height="1.143cm" svg:x="6.207cm" svg:y="20.812cm">
              <draw:text-box>
                <text:p>Release</text:p>
              </draw:text-box>
            </draw:frame>
            <draw:frame draw:style-name="gr16" draw:text-style-name="P3" draw:layer="layout" svg:width="3.556cm" svg:height="1.016cm" svg:x="6.18cm" svg:y="21.474cm">
              <draw:text-box>
                <text:p>Process A</text:p>
              </draw:text-box>
            </draw:frame>
          </draw:g>
        </draw:g>
        <draw:g>
          <draw:custom-shape draw:style-name="gr15" draw:text-style-name="P8" draw:layer="layout" svg:width="4.445cm" svg:height="1.778cm" svg:x="9.636cm" svg:y="22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3" draw:text-style-name="P3" draw:layer="layout" svg:width="3.048cm" svg:height="1.143cm" svg:x="10.398cm" svg:y="22.209cm">
              <draw:text-box>
                <text:p>Release</text:p>
              </draw:text-box>
            </draw:frame>
            <draw:frame draw:style-name="gr16" draw:text-style-name="P3" draw:layer="layout" svg:width="3.556cm" svg:height="1.016cm" svg:x="10.371cm" svg:y="22.871cm">
              <draw:text-box>
                <text:p>Process B</text:p>
              </draw:text-box>
            </draw:frame>
          </draw:g>
        </draw:g>
        <draw:g>
          <draw:custom-shape draw:style-name="gr15" draw:text-style-name="P8" draw:layer="layout" svg:width="4.445cm" svg:height="1.778cm" svg:x="13.827cm" svg:y="21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frame draw:style-name="gr3" draw:text-style-name="P3" draw:layer="layout" svg:width="3.048cm" svg:height="1.143cm" svg:x="14.589cm" svg:y="21.447cm">
              <draw:text-box>
                <text:p>Release</text:p>
              </draw:text-box>
            </draw:frame>
            <draw:frame draw:style-name="gr16" draw:text-style-name="P3" draw:layer="layout" svg:width="3.556cm" svg:height="1.016cm" svg:x="14.562cm" svg:y="22.109cm">
              <draw:text-box>
                <text:p>Process C</text:p>
              </draw:text-box>
            </draw:frame>
          </draw:g>
        </draw:g>
        <draw:g>
          <draw:custom-shape draw:style-name="gr17" draw:text-style-name="P4" draw:layer="layout" svg:width="0.381cm" svg:height="0.381cm" svg:x="17.637cm" svg:y="23.22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7" draw:text-style-name="P4" draw:layer="layout" svg:width="0.381cm" svg:height="0.381cm" svg:x="17.637cm" svg:y="23.22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7" draw:text-style-name="P4" draw:layer="layout" svg:width="0.381cm" svg:height="0.381cm" svg:x="18.237cm" svg:y="23.22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7" draw:text-style-name="P4" draw:layer="layout" svg:width="0.381cm" svg:height="0.381cm" svg:x="18.837cm" svg:y="23.2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10" draw:text-style-name="P6" draw:layer="layout" svg:width="2.032cm" svg:height="1.778cm" svg:x="1.907cm" svg:y="23.1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762cm" svg:height="0.762cm" svg:x="2.521cm" svg:y="23.67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" draw:text-style-name="P3" draw:layer="layout" svg:width="2.921cm" svg:height="1.143cm" svg:x="1.635cm" svg:y="22.345cm">
          <draw:text-box>
            <text:p>file4.crt</text:p>
          </draw:text-box>
        </draw:frame>
        <draw:line draw:style-name="gr19" draw:text-style-name="P10" draw:layer="layout" svg:x1="8.239cm" svg:y1="16.748cm" svg:x2="7.731cm" svg:y2="20.812cm">
          <text:p/>
        </draw:line>
        <draw:line draw:style-name="gr19" draw:text-style-name="P10" draw:layer="layout" svg:x1="10.271cm" svg:y1="19.796cm" svg:x2="9.128cm" svg:y2="21.066cm">
          <text:p/>
        </draw:line>
        <draw:line draw:style-name="gr19" draw:text-style-name="P10" draw:layer="layout" svg:x1="13.573cm" svg:y1="17.256cm" svg:x2="12.938cm" svg:y2="22.336cm">
          <text:p/>
        </draw:line>
        <draw:line draw:style-name="gr19" draw:text-style-name="P10" draw:layer="layout" svg:x1="15.859cm" svg:y1="20.685cm" svg:x2="15.986cm" svg:y2="21.574cm">
          <text:p/>
        </draw:line>
        <draw:line draw:style-name="gr19" draw:text-style-name="P10" draw:layer="layout" svg:x1="17.637cm" svg:y1="17.51cm" svg:x2="17.002cm" svg:y2="21.574cm">
          <text:p/>
        </draw:line>
        <draw:line draw:style-name="gr19" draw:text-style-name="P10" draw:layer="layout" svg:x1="7.731cm" svg:y1="22.717cm" svg:x2="9.636cm" svg:y2="25.384cm">
          <text:p/>
        </draw:line>
        <draw:line draw:style-name="gr19" draw:text-style-name="P10" draw:layer="layout" svg:x1="11.922cm" svg:y1="23.987cm" svg:x2="11.922cm" svg:y2="25.257cm">
          <text:p/>
        </draw:line>
        <draw:line draw:style-name="gr19" draw:text-style-name="P10" draw:layer="layout" svg:x1="15.605cm" svg:y1="23.225cm" svg:x2="14.208cm" svg:y2="25.511cm">
          <text:p/>
        </draw:line>
        <draw:frame draw:style-name="gr2" draw:text-style-name="P2" draw:layer="layout" svg:width="2.2cm" svg:height="1.651cm" svg:x="11.627cm" svg:y="7.985cm">
          <draw:image xlink:href="Pictures/10000201000000300000002440C1F6E76AA9C1A9.png" xlink:type="simple" xlink:show="embed" xlink:actuate="onLoad">
            <text:p/>
          </draw:image>
        </draw:frame>
        <draw:custom-shape draw:style-name="gr20" draw:text-style-name="P11" draw:layer="layout" svg:width="1.27cm" svg:height="1.651cm" svg:x="11.795cm" svg:y="5.1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22:56:47.789871000</meta:creation-date>
    <dc:date>2018-09-30T23:33:27.957850000</dc:date>
    <meta:editing-duration>PT4M42S</meta:editing-duration>
    <meta:editing-cycles>1</meta:editing-cycles>
    <meta:document-statistic meta:object-count="86"/>
    <meta:generator>LibreOffice/6.0.5.2$MacOSX_X86_64 LibreOffice_project/54c8cbb85f300ac59db32fe8a675ff7683cd5a16</meta:generator>
  </office:meta>
</office:document-meta>
</file>